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7.62cm" svg:height="3.175cm" svg:x="6.588cm" svg:y="11.033cm">
          <text:p text:style-name="P1">ADK Mega 2560</text:p>
        </draw:rect>
        <draw:rect draw:style-name="gr1" draw:text-style-name="P1" xml:id="id1" draw:id="id1" draw:layer="layout" svg:width="13.335cm" svg:height="7.874cm" svg:x="4.429cm" svg:y="1.254cm">
          <text:p text:style-name="P1">Android Tablet</text:p>
        </draw:rect>
        <draw:rect draw:style-name="gr1" draw:text-style-name="P1" xml:id="id6" draw:id="id6" draw:layer="layout" svg:width="1.905cm" svg:height="1.651cm" svg:x="3.794cm" svg:y="24.368cm">
          <text:p text:style-name="P1">Servo</text:p>
          <text:p text:style-name="P1">Board</text:p>
        </draw:rect>
        <draw:rect draw:style-name="gr1" draw:text-style-name="P1" xml:id="id4" draw:id="id4" draw:layer="layout" svg:width="3.81cm" svg:height="4.826cm" svg:x="3.032cm" svg:y="16.494cm">
          <text:p text:style-name="P1">Arduino</text:p>
          <text:p text:style-name="P1">Uno</text:p>
        </draw:rect>
        <draw:rect draw:style-name="gr1" draw:text-style-name="P1" xml:id="id3" draw:id="id3" draw:layer="layout" svg:width="3.81cm" svg:height="4.826cm" svg:x="9.001cm" svg:y="16.494cm">
          <text:p text:style-name="P1">Arduino</text:p>
          <text:p text:style-name="P1">Uno</text:p>
        </draw:rect>
        <draw:rect draw:style-name="gr1" draw:text-style-name="P1" xml:id="id5" draw:id="id5" draw:layer="layout" svg:width="3.81cm" svg:height="4.826cm" svg:x="14.589cm" svg:y="16.494cm">
          <text:p text:style-name="P1">Arduino</text:p>
          <text:p text:style-name="P1">Uno</text:p>
        </draw:rect>
        <draw:rect draw:style-name="gr1" draw:text-style-name="P1" xml:id="id7" draw:id="id7" draw:layer="layout" svg:width="3.048cm" svg:height="1.27cm" svg:x="9.255cm" svg:y="24.749cm">
          <text:p text:style-name="P1">LED's</text:p>
        </draw:rect>
        <draw:rect draw:style-name="gr1" draw:text-style-name="P1" xml:id="id8" draw:id="id8" draw:layer="layout" svg:width="2.921cm" svg:height="2.286cm" svg:x="15.097cm" svg:y="24.114cm">
          <text:p text:style-name="P1">Motor</text:p>
          <text:p text:style-name="P1">Driver</text:p>
        </draw:rect>
        <draw:connector draw:style-name="gr2" draw:text-style-name="P1" draw:layer="layout" draw:type="curve" svg:x1="11.096cm" svg:y1="9.128cm" svg:x2="10.398cm" svg:y2="11.033cm" draw:start-shape="id1" draw:start-glue-point="2" draw:end-shape="id2" draw:end-glue-point="0" svg:d="m11096 9128c0 1429-698 477-698 1905">
          <text:p/>
        </draw:connector>
        <draw:connector draw:style-name="gr2" draw:text-style-name="P1" draw:layer="layout" draw:type="curve" svg:x1="10.398cm" svg:y1="14.208cm" svg:x2="10.906cm" svg:y2="16.494cm" draw:start-shape="id2" draw:start-glue-point="2" draw:end-shape="id3" draw:end-glue-point="0" svg:d="m10398 14208c0 1714 508 572 508 2286">
          <text:p/>
        </draw:connector>
        <draw:connector draw:style-name="gr2" draw:text-style-name="P1" draw:layer="layout" draw:type="curve" svg:x1="6.588cm" svg:y1="12.62cm" svg:x2="4.937cm" svg:y2="16.494cm" draw:start-shape="id2" draw:start-glue-point="3" draw:end-shape="id4" draw:end-glue-point="0" svg:d="m6588 12620c-1101 0-1651 1291-1651 3874">
          <text:p/>
        </draw:connector>
        <draw:connector draw:style-name="gr2" draw:text-style-name="P1" draw:layer="layout" draw:type="curve" svg:x1="14.208cm" svg:y1="12.62cm" svg:x2="16.494cm" svg:y2="16.494cm" draw:start-shape="id2" draw:start-glue-point="1" draw:end-shape="id5" draw:end-glue-point="0" svg:d="m14208 12620c1524 0 2286 1291 2286 3874">
          <text:p/>
        </draw:connector>
        <draw:connector draw:style-name="gr2" draw:text-style-name="P1" draw:layer="layout" draw:type="curve" svg:x1="4.937cm" svg:y1="21.32cm" svg:x2="4.746cm" svg:y2="24.368cm" draw:start-shape="id4" draw:start-glue-point="2" draw:end-shape="id6" draw:end-glue-point="0" svg:d="m4937 21320c0 2286-191 762-191 3048">
          <text:p/>
        </draw:connector>
        <draw:connector draw:style-name="gr2" draw:text-style-name="P1" draw:layer="layout" draw:type="curve" svg:x1="10.906cm" svg:y1="21.32cm" svg:x2="10.779cm" svg:y2="24.749cm" draw:start-shape="id3" draw:start-glue-point="2" draw:end-shape="id7" draw:end-glue-point="0" svg:d="m10906 21320c0 2572-127 858-127 3429">
          <text:p/>
        </draw:connector>
        <draw:connector draw:style-name="gr2" draw:text-style-name="P1" draw:layer="layout" draw:type="curve" svg:x1="16.494cm" svg:y1="21.32cm" svg:x2="16.557cm" svg:y2="24.114cm" draw:start-shape="id5" draw:start-glue-point="2" draw:end-shape="id8" draw:end-glue-point="0" svg:d="m16494 21320c0 2095 63 699 63 27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hua Frank</meta:initial-creator>
    <meta:creation-date>2014-02-15T15:31:27.77</meta:creation-date>
    <dc:date>2014-02-15T15:40:23.73</dc:date>
    <dc:creator>Joshua Frank</dc:creator>
    <meta:editing-duration>PT8M56S</meta:editing-duration>
    <meta:editing-cycles>1</meta:editing-cycles>
    <meta:document-statistic meta:object-count="15"/>
    <meta:generator>OpenOffice.org/3.4.1$Win32 OpenOffice.org_project/341m1$Build-9593</meta:generator>
  </office:meta>
</office:document-meta>
</file>